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tbl_task">
        <table:table-row>
          <table:table-cell office:value-type="float" office:value="1">
            <text:p>1</text:p>
          </table:table-cell>
          <table:table-cell office:value-type="string">
            <text:p>work on dropshipping #1</text:p>
          </table:table-cell>
          <table:table-cell office:value-type="date" office:date-value="2021-06-08T11:07:59" table:style-name="DateTimeCell">
            <text:p>2021-06-08 11:07:59</text:p>
          </table:table-cell>
          <table:table-cell office:value-type="string">
            <text:p>Little-done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editing task2 </text:p>
          </table:table-cell>
          <table:table-cell office:value-type="date" office:date-value="2021-06-08T17:19:55" table:style-name="DateTimeCell">
            <text:p>2021-06-08 17:19:55</text:p>
          </table:table-cell>
          <table:table-cell office:value-type="string">
            <text:p>Almost-done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o, i think we have completed the todo app in php</text:p>
          </table:table-cell>
          <table:table-cell office:value-type="date" office:date-value="2021-06-08T18:15:44" table:style-name="DateTimeCell">
            <text:p>2021-06-08 18:15:44</text:p>
          </table:table-cell>
          <table:table-cell office:value-type="string">
            <text:p>Not-Begun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updating task8 #4 and status to almost-done</text:p>
          </table:table-cell>
          <table:table-cell office:value-type="date" office:date-value="2021-06-09T07:55:20" table:style-name="DateTimeCell">
            <text:p>2021-06-09 07:55:20</text:p>
          </table:table-cell>
          <table:table-cell office:value-type="string">
            <text:p>Almost-done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Editing task 9 #3</text:p>
          </table:table-cell>
          <table:table-cell office:value-type="date" office:date-value="2021-06-09T07:55:49" table:style-name="DateTimeCell">
            <text:p>2021-06-09 07:55:49</text:p>
          </table:table-cell>
          <table:table-cell office:value-type="string">
            <text:p>Started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editing task11 #1</text:p>
          </table:table-cell>
          <table:table-cell office:value-type="date" office:date-value="2021-06-09T07:57:33" table:style-name="DateTimeCell">
            <text:p>2021-06-09 07:57:33</text:p>
          </table:table-cell>
          <table:table-cell office:value-type="string">
            <text:p>Started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Get the select option box working #5</text:p>
          </table:table-cell>
          <table:table-cell office:value-type="date" office:date-value="2021-06-09T07:58:10" table:style-name="DateTimeCell">
            <text:p>2021-06-09 07:58:10</text:p>
          </table:table-cell>
          <table:table-cell office:value-type="string">
            <text:p>Started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Test all options of the select element #2</text:p>
          </table:table-cell>
          <table:table-cell office:value-type="date" office:date-value="2021-06-09T07:59:29" table:style-name="DateTimeCell">
            <text:p>2021-06-09 07:59:29</text:p>
          </table:table-cell>
          <table:table-cell office:value-type="string">
            <text:p>Half-done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testing element 16 #1</text:p>
          </table:table-cell>
          <table:table-cell office:value-type="date" office:date-value="2021-06-09T08:00:28" table:style-name="DateTimeCell">
            <text:p>2021-06-09 08:00:28</text:p>
          </table:table-cell>
          <table:table-cell office:value-type="string">
            <text:p>Started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Reach final stage of development</text:p>
          </table:table-cell>
          <table:table-cell office:value-type="date" office:date-value="2021-06-10T12:02:54" table:style-name="DateTimeCell">
            <text:p>2021-06-10 12:02:54</text:p>
          </table:table-cell>
          <table:table-cell office:value-type="string">
            <text:p>Completed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Making the code more effective #4</text:p>
          </table:table-cell>
          <table:table-cell office:value-type="date" office:date-value="2021-06-10T16:36:15" table:style-name="DateTimeCell">
            <text:p>2021-06-10 16:36:15</text:p>
          </table:table-cell>
          <table:table-cell office:value-type="string">
            <text:p>Started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making the code for addTask more effective #1</text:p>
          </table:table-cell>
          <table:table-cell office:value-type="date" office:date-value="2021-06-10T16:37:45" table:style-name="DateTimeCell">
            <text:p>2021-06-10 16:37:45</text:p>
          </table:table-cell>
          <table:table-cell office:value-type="string">
            <text:p>Little-done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starting to write code for retrieveTasks function #1</text:p>
          </table:table-cell>
          <table:table-cell office:value-type="date" office:date-value="2021-06-10T16:39:22" table:style-name="DateTimeCell">
            <text:p>2021-06-10 16:39:22</text:p>
          </table:table-cell>
          <table:table-cell office:value-type="string">
            <text:p>Started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checking if retrieveAllTasks function really worked</text:p>
          </table:table-cell>
          <table:table-cell office:value-type="date" office:date-value="2021-06-10T17:05:53" table:style-name="DateTimeCell">
            <text:p>2021-06-10 17:05:53</text:p>
          </table:table-cell>
          <table:table-cell office:value-type="string">
            <text:p>Started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testing create new task</text:p>
          </table:table-cell>
          <table:table-cell office:value-type="date" office:date-value="2021-06-11T10:07:59" table:style-name="DateTimeCell">
            <text:p>2021-06-11 10:07:59</text:p>
          </table:table-cell>
          <table:table-cell office:value-type="string">
            <text:p>Completed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Add new task to list #1</text:p>
          </table:table-cell>
          <table:table-cell office:value-type="date" office:date-value="2021-06-11T10:18:32" table:style-name="DateTimeCell">
            <text:p>2021-06-11 10:18:32</text:p>
          </table:table-cell>
          <table:table-cell office:value-type="string">
            <text:p>Started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adding new task #2</text:p>
          </table:table-cell>
          <table:table-cell office:value-type="date" office:date-value="2021-06-11T10:19:14" table:style-name="DateTimeCell">
            <text:p>2021-06-11 10:19:14</text:p>
          </table:table-cell>
          <table:table-cell office:value-type="string">
            <text:p>Little-done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Created task </text:p>
          </table:table-cell>
          <table:table-cell office:value-type="date" office:date-value="2021-06-11T10:19:42" table:style-name="DateTimeCell">
            <text:p>2021-06-11 10:19:42</text:p>
          </table:table-cell>
          <table:table-cell office:value-type="string">
            <text:p>Completed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wrote effective code</text:p>
          </table:table-cell>
          <table:table-cell office:value-type="date" office:date-value="2021-06-11T10:20:11" table:style-name="DateTimeCell">
            <text:p>2021-06-11 10:20:11</text:p>
          </table:table-cell>
          <table:table-cell office:value-type="string">
            <text:p>Little-done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5.4.1</meta:generator>
    <meta:initial-creator>phpMyAdmin 4.5.4.1</meta:initial-creator>
    <meta:creation-date>2021-06-11T05:04:07</meta:creation-date>
  </office:meta>
</office:document-meta>
</file>